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01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solid" draw:stroke-dash="Dash_20_282" svg:stroke-width="0.049cm" svg:stroke-color="#000000" draw:marker-start="" draw:marker-start-width="0.49cm" draw:marker-start-center="false" draw:marker-end="" draw:marker-end-width="0.49cm" draw:marker-end-center="false" draw:fill="none" draw:fill-color="#99ccff" draw:fill-gradient-name="Gradient_20_7" draw:fill-hatch-name="Hatch_20_282" draw:fill-image-name="Bitmape_20_1" draw:fill-image-width="0cm" draw:fill-image-height="0cm" draw:textarea-horizontal-align="left" draw:textarea-vertical-align="middle" fo:padding-top="0.15cm" fo:padding-bottom="0.15cm" fo:padding-left="-0.216cm" fo:padding-right="0.275cm" draw:shadow="hidden" draw:shadow-offset-x="0.3cm" draw:shadow-offset-y="0.3cm" draw:shadow-color="#808080" style:protect="size"/>
    </style:style>
    <style:style style:name="gr6" style:family="graphic" style:parent-style-name="standard" style:list-style-name="L1">
      <style:graphic-properties draw:stroke="solid" draw:stroke-dash="Dash_20_283" svg:stroke-width="0.03cm" svg:stroke-color="#00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283" draw:fill-image-name="Bitmape_20_1" draw:fill-image-width="0cm" draw:fill-image-height="0cm" draw:textarea-horizontal-align="left" draw:textarea-vertical-align="middle" fo:padding-top="0.139cm" fo:padding-bottom="0.139cm" fo:padding-left="-0.227cm" fo:padding-right="0.26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10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56cm" draw:marker-end-width="0.35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0pt" fo:font-style="italic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24cm" svg:height="0.469cm" svg:x="4.683cm" svg:y="1.1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709cm" svg:height="0.529cm" svg:x="2.461cm" svg:y="1.9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294cm" svg:height="0.962cm" svg:x="5.58cm" svg:y="1.059cm">
          <draw:text-box>
            <text:p>+</text:p>
          </draw:text-box>
        </draw:frame>
        <draw:frame draw:style-name="gr3" draw:layer="layout" svg:width="0.714cm" svg:height="0.992cm" svg:x="5.437cm" svg:y="2.092cm">
          <draw:text-box>
            <text:p>-</text:p>
          </draw:text-box>
        </draw:frame>
        <draw:g draw:name="pile ou accumulateur" draw:style-name="gr4">
          <draw:line draw:style-name="gr5" draw:text-style-name="P1" draw:layer="layout" svg:x1="3.502cm" svg:y1="2.376cm" svg:x2="3.902cm" svg:y2="2.376cm">
            <text:p/>
          </draw:line>
          <draw:line draw:style-name="gr6" draw:text-style-name="P1" draw:layer="layout" svg:x1="3.202cm" svg:y1="2.174cm" svg:x2="4.202cm" svg:y2="2.174cm">
            <text:p/>
          </draw:line>
        </draw:g>
        <draw:g>
          <draw:rect draw:style-name="gr7" draw:text-style-name="P2" draw:layer="layout" svg:width="0.223cm" svg:height="0.506cm" svg:x="5.151cm" svg:y="1.922cm">
            <text:p/>
          </draw:rect>
          <draw:line draw:style-name="gr8" draw:text-style-name="P2" draw:layer="layout" svg:x1="5.263cm" svg:y1="2.42cm" svg:x2="5.263cm" svg:y2="2.569cm">
            <text:p/>
          </draw:line>
          <draw:line draw:style-name="gr9" draw:text-style-name="P2" draw:layer="layout" svg:x1="5.263cm" svg:y1="1.768cm" svg:x2="5.263cm" svg:y2="1.919cm">
            <text:p/>
          </draw:line>
        </draw:g>
        <draw:line draw:style-name="gr10" draw:text-style-name="P3" draw:layer="layout" svg:x1="3.688cm" svg:y1="0.752cm" svg:x2="5.283cm" svg:y2="0.752cm">
          <text:p/>
        </draw:line>
        <draw:line draw:style-name="gr11" draw:text-style-name="P3" draw:layer="layout" svg:x1="5.263cm" svg:y1="2.418cm" svg:x2="5.265cm" svg:y2="3.058cm">
          <text:p/>
        </draw:line>
        <draw:line draw:style-name="gr10" draw:text-style-name="P3" draw:layer="layout" svg:x1="3.7cm" svg:y1="2.397cm" svg:x2="3.7cm" svg:y2="3.068cm">
          <text:p/>
        </draw:line>
        <draw:line draw:style-name="gr10" draw:text-style-name="P3" draw:layer="layout" svg:x1="3.678cm" svg:y1="3.058cm" svg:x2="5.293cm" svg:y2="3.048cm">
          <text:p/>
        </draw:line>
        <draw:frame draw:style-name="gr2" draw:layer="layout" svg:width="0.294cm" svg:height="0.962cm" svg:x="2.543cm" svg:y="1.1cm">
          <draw:text-box>
            <text:p>+</text:p>
          </draw:text-box>
        </draw:frame>
        <draw:frame draw:style-name="gr3" draw:layer="layout" svg:width="0.714cm" svg:height="0.992cm" svg:x="2.425cm" svg:y="2.255cm">
          <draw:text-box>
            <text:p>-</text:p>
          </draw:text-box>
        </draw:frame>
        <draw:frame draw:style-name="gr1" draw:layer="layout" svg:width="0.709cm" svg:height="0.529cm" svg:x="5.478cm" svg:y="1.83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2" draw:text-style-name="P3" draw:layer="layout" svg:x1="3.7cm" svg:y1="2.174cm" svg:x2="3.688cm" svg:y2="0.752cm">
          <text:p/>
        </draw:line>
        <draw:line draw:style-name="gr12" draw:text-style-name="P3" draw:layer="layout" svg:x1="5.283cm" svg:y1="0.731cm" svg:x2="5.273cm" svg:y2="1.757cm">
          <text:p/>
        </draw:line>
        <draw:frame draw:style-name="gr1" draw:layer="layout" svg:width="0.324cm" svg:height="0.469cm" svg:x="3.872cm" svg:y="0.91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0" draw:text-style-name="P3" draw:layer="layout" svg:x1="5.273cm" svg:y1="1.92cm" svg:x2="5.273cm" svg:y2="1.717cm">
          <text:p/>
        </draw:line>
        <draw:frame draw:style-name="gr1" draw:layer="layout" svg:width="0.493cm" svg:height="0.469cm" svg:x="4.663cm" svg:y="1.9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5" draw:layer="layout" svg:width="4.151cm" svg:height="2.455cm" svg:x="6.116cm" svg:y="1.259cm">
          <draw:text-box>
            <text:p text:style-name="P4"><text:span text:style-name="T1">مزاحمت میں چونکہ کرنٹ</text:span></text:p>
            <text:p text:style-name="P4"><text:span text:style-name="T1"><text:s/></text:span><text:span text:style-name="T1">کی سمت مثبت سے منفی</text:span><text:span text:style-name="T1"> </text:span></text:p>
            <text:p text:style-name="P4"><text:span text:style-name="T1">سرے کی ج</text:span><text:span text:style-name="T2">انب ہے اس لئے یہ</text:span></text:p>
            <text:p text:style-name="P4"><text:span text:style-name="T2"><text:s/></text:span><text:span text:style-name="T2">مثبت </text:span><text:span text:style-name="T1">تصور کیا جاتا ہے</text:span><text:span text:style-name="T1"> <text:s/></text:span></text:p>
          </draw:text-box>
        </draw:frame>
        <draw:frame draw:style-name="gr14" draw:text-style-name="P5" draw:layer="layout" svg:width="2.923cm" svg:height="1.353cm" svg:x="-0.09cm" svg:y="-0.01cm">
          <draw:text-box>
            <text:p text:style-name="P4"><text:span text:style-name="T1">بیٹری میں برقی</text:span></text:p>
            <text:p text:style-name="P4"><text:span text:style-name="T1"><text:s/></text:span><text:span text:style-name="T1">توانائی پیدا ہوتی ہے</text:span></text:p>
          </draw:text-box>
        </draw:frame>
        <draw:frame draw:style-name="gr14" draw:text-style-name="P5" draw:layer="layout" svg:width="3.122cm" svg:height="1.353cm" svg:x="5.798cm" svg:y="-0.011cm">
          <draw:text-box>
            <text:p text:style-name="P4"><text:span text:style-name="T1">مزاحمت میں برقی</text:span></text:p>
            <text:p text:style-name="P4"><text:span text:style-name="T1"><text:s/></text:span><text:span text:style-name="T1">توانائی ضائع ہوتی ہ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khalid khan</meta:initial-creator>
    <meta:creation-date>2011-02-25T16:05:46</meta:creation-date>
    <dc:date>2011-03-23T10:02:55</dc:date>
    <dc:creator>khalid khan</dc:creator>
    <meta:editing-duration>PT03H43M18S</meta:editing-duration>
    <meta:editing-cycles>15</meta:editing-cycles>
    <meta:generator>OpenOffice.org/3.1$Linux OpenOffice.org_project/310m19$Build-9420</meta:generator>
    <meta:document-statistic meta:object-count="2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V</math:mi>
      <math:mi>R</math:mi>
    </math:msub>
    <math:annotation math:encoding="StarMath 5.0">V_R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V</math:mi>
      <math:mi>B</math:mi>
    </math:msub>
    <math:annotation math:encoding="StarMath 5.0">V_B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